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5cm" fo:min-width="3.5cm"/>
    </style:style>
    <style:style style:name="gr2" style:family="graphic" style:parent-style-name="standard">
      <style:graphic-properties draw:stroke="none" svg:stroke-color="#000000" draw:fill="none" draw:fill-color="#ffffff" fo:min-height="3.78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8cm" fo:min-width="7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5cm" fo:min-width="4.71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37cm"/>
    </style:style>
    <style:style style:name="gr6" style:family="graphic" style:parent-style-name="standard">
      <style:graphic-properties draw:stroke="none" svg:stroke-color="#000000" draw:fill="none" draw:fill-color="#ffffff" fo:min-height="2.833cm"/>
      <style:paragraph-properties style:writing-mode="lr-tb"/>
    </style:style>
    <style:style style:name="gr7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58cm" fo:min-width="7.562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85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47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stroke="none" draw:fill="none" fo:min-height="1.077cm"/>
      <style:paragraph-properties style:writing-mode="lr-tb"/>
    </style:style>
    <style:style style:name="gr14" style:family="graphic" style:parent-style-name="standard">
      <style:graphic-properties draw:stroke="none" draw:fill="none" fo:min-height="0.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75cm" fo:min-width="3.4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</style:style>
    <style:style style:name="T1" style:family="text">
      <style:text-properties fo:font-size="32pt"/>
    </style:style>
    <style:style style:name="T2" style:family="text">
      <style:text-properties fo:font-size="20pt" fo:font-style="italic" style:font-size-asian="18pt" style:font-size-complex="18pt"/>
    </style:style>
    <style:style style:name="T3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cm" svg:height="4.1cm" svg:x="8cm" svg:y="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1cm" svg:height="4.036cm" svg:x="6.449cm" svg:y="7.028cm">
          <draw:text-box>
            <text:p>x</text:p>
          </draw:text-box>
        </draw:frame>
        <draw:custom-shape draw:style-name="gr3" draw:text-style-name="P1" draw:layer="layout" svg:width="11.1cm" svg:height="4cm" svg:x="16.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5.214cm" svg:height="3.405cm" svg:x="19.5cm" svg:y="6.9cm">
          <draw:text-box>
            <text:p>842</text:p>
          </draw:text-box>
        </draw:frame>
        <draw:frame draw:style-name="gr5" draw:text-style-name="P2" draw:layer="layout" svg:width="0.001cm" svg:height="1.187cm" svg:x="6cm" svg:y="3.2cm">
          <draw:text-box>
            <text:p/>
          </draw:text-box>
        </draw:frame>
        <draw:frame draw:style-name="gr6" draw:text-style-name="P3" draw:layer="layout" svg:width="6.3cm" svg:height="4.049cm" svg:x="13.1cm" svg:y="1.551cm">
          <draw:text-box>
            <text:p><text:span text:style-name="T1">X = <text:s/>842</text:span></text:p>
            <text:p><text:span text:style-name="T1">Y = X</text:span></text:p>
            <text:p><text:span text:style-name="T1">X = X + 1</text:span></text:p>
          </draw:text-box>
        </draw:frame>
        <draw:line draw:style-name="gr7" draw:text-style-name="P1" draw:layer="layout" svg:x1="10.019cm" svg:y1="9cm" svg:x2="16.9cm" svg:y2="14.8cm">
          <text:p/>
        </draw:line>
        <draw:custom-shape draw:style-name="gr8" draw:text-style-name="P4" draw:layer="layout" svg:width="11.4cm" svg:height="4cm" svg:x="17cm" svg:y="13cm">
          <text:p text:style-name="P4">84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5cm" svg:y1="5cm" svg:x2="15cm" svg:y2="19cm">
          <text:p/>
        </draw:line>
        <draw:frame draw:style-name="gr10" draw:text-style-name="P2" draw:layer="layout" svg:width="2.352cm" svg:height="1.038cm" svg:x="8.5cm" svg:y="5.2cm">
          <draw:text-box>
            <text:p><text:span text:style-name="T2">Noms</text:span></text:p>
          </draw:text-box>
        </draw:frame>
        <draw:frame draw:style-name="gr11" draw:text-style-name="P2" draw:layer="layout" svg:width="2.547cm" svg:height="1.038cm" svg:x="20.948cm" svg:y="4.9cm">
          <draw:text-box>
            <text:p><text:span text:style-name="T2">Objets</text:span></text:p>
          </draw:text-box>
        </draw:frame>
        <draw:line draw:style-name="gr12" draw:text-style-name="P5" draw:layer="layout" svg:x1="10.2cm" svg:y1="9cm" svg:x2="17cm" svg:y2="9cm">
          <text:p text:style-name="P1"><text:span text:style-name="T3"/></text:p>
        </draw:line>
        <draw:frame draw:style-name="gr13" draw:text-style-name="P6" draw:layer="layout" svg:width="6.721cm" svg:height="1.327cm" svg:x="4.079cm" svg:y="11.473cm">
          <draw:text-box>
            <text:p><text:span text:style-name="T3">Nouvelle </text:span><text:span text:style-name="T3">référence de X</text:span></text:p>
          </draw:text-box>
        </draw:frame>
        <draw:frame draw:style-name="gr14" draw:text-style-name="P6" draw:layer="layout" svg:width="5.121cm" svg:height="1.427cm" svg:x="11.179cm" svg:y="7.56cm">
          <draw:text-box>
            <text:p><text:span text:style-name="T3">Ancienne référence de X</text:span></text:p>
          </draw:text-box>
        </draw:frame>
        <draw:frame draw:style-name="gr15" draw:text-style-name="P7" draw:layer="layout" svg:width="2.386cm" svg:height="3.405cm" svg:x="5.6cm" svg:y="14.295cm">
          <draw:text-box>
            <text:p>Y</text:p>
          </draw:text-box>
        </draw:frame>
        <draw:custom-shape draw:style-name="gr16" draw:text-style-name="P1" draw:layer="layout" svg:width="3.9cm" svg:height="4cm" svg:x="8.1cm" svg:y="1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.1cm" svg:y1="16.1cm" svg:x2="16.9cm" svg:y2="9cm">
          <text:p/>
        </draw:line>
        <draw:line draw:style-name="gr17" draw:text-style-name="P5" draw:layer="layout" svg:x1="10.3cm" svg:y1="12.1cm" svg:x2="12.7cm" svg:y2="11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09:02:25.084366175</meta:creation-date>
    <dc:date>2021-06-19T09:39:42.844478046</dc:date>
    <meta:editing-duration>PT29M25S</meta:editing-duration>
    <meta:editing-cycles>10</meta:editing-cycles>
    <meta:generator>LibreOffice/6.4.5.2$Linux_X86_64 LibreOffice_project/40$Build-2</meta:generator>
    <meta:document-statistic meta:object-count="18"/>
  </office:meta>
</office:document-meta>
</file>